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0.19">
            <text:p>0,19</text:p>
          </table:table-cell>
          <table:table-cell table:formula="of:=SUM([.C1]^2)" office:value-type="float" office:value="0.0361">
            <text:p>0,036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.11">
            <text:p>0,11</text:p>
          </table:table-cell>
          <table:table-cell table:formula="of:=[.D1]+([.C2]^2)" office:value-type="float" office:value="0.0482">
            <text:p>0,048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66">
            <text:p>0,066</text:p>
          </table:table-cell>
          <table:table-cell table:formula="of:=[.D2]+([.C3]^2)" office:value-type="float" office:value="0.052556">
            <text:p>0,052556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.065">
            <text:p>0,065</text:p>
          </table:table-cell>
          <table:table-cell table:formula="of:=[.D3]+([.C4]^2)" office:value-type="float" office:value="0.056781">
            <text:p>0,056781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0.063">
            <text:p>0,063</text:p>
          </table:table-cell>
          <table:table-cell table:formula="of:=[.D4]+([.C5]^2)" office:value-type="float" office:value="0.06075">
            <text:p>0,06075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0.063">
            <text:p>0,063</text:p>
          </table:table-cell>
          <table:table-cell table:formula="of:=[.D5]+([.C6]^2)" office:value-type="float" office:value="0.064719">
            <text:p>0,064719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office:value-type="float" office:value="0.06">
            <text:p>0,06</text:p>
          </table:table-cell>
          <table:table-cell table:formula="of:=[.D6]+([.C7]^2)" office:value-type="float" office:value="0.068319">
            <text:p>0,068319</text:p>
          </table:table-cell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0.054">
            <text:p>0,054</text:p>
          </table:table-cell>
          <table:table-cell table:formula="of:=[.D7]+([.C8]^2)" office:value-type="float" office:value="0.071235">
            <text:p>0,071235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0.042">
            <text:p>0,042</text:p>
          </table:table-cell>
          <table:table-cell table:formula="of:=[.D8]+([.C9]^2)" office:value-type="float" office:value="0.072999">
            <text:p>0,072999</text:p>
          </table:table-cell>
        </table:table-row>
        <table:table-row table:style-name="ro1">
          <table:table-cell/>
          <table:table-cell office:value-type="string">
            <text:p>j</text:p>
          </table:table-cell>
          <table:table-cell office:value-type="float" office:value="0.041">
            <text:p>0,041</text:p>
          </table:table-cell>
          <table:table-cell table:formula="of:=[.D9]+([.C10]^2)" office:value-type="float" office:value="0.07468">
            <text:p>0,07468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.038">
            <text:p>0,038</text:p>
          </table:table-cell>
          <table:table-cell table:formula="of:=[.D10]+([.C11]^2)" office:value-type="float" office:value="0.076124">
            <text:p>0,076124</text:p>
          </table:table-cell>
        </table:table-row>
        <table:table-row table:style-name="ro1">
          <table:table-cell/>
          <table:table-cell office:value-type="string">
            <text:p>l</text:p>
          </table:table-cell>
          <table:table-cell office:value-type="float" office:value="0.026">
            <text:p>0,026</text:p>
          </table:table-cell>
          <table:table-cell table:formula="of:=[.D11]+([.C12]^2)" office:value-type="float" office:value="0.0768">
            <text:p>0,0768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office:value-type="float" office:value="0.025">
            <text:p>0,025</text:p>
          </table:table-cell>
          <table:table-cell table:formula="of:=[.D12]+([.C13]^2)" office:value-type="float" office:value="0.077425">
            <text:p>0,077425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0.024">
            <text:p>0,024</text:p>
          </table:table-cell>
          <table:table-cell table:formula="of:=[.D13]+([.C14]^2)" office:value-type="float" office:value="0.078001">
            <text:p>0,078001</text:p>
          </table:table-cell>
        </table:table-row>
        <table:table-row table:style-name="ro1">
          <table:table-cell/>
          <table:table-cell office:value-type="string">
            <text:p>o</text:p>
          </table:table-cell>
          <table:table-cell office:value-type="float" office:value="0.02">
            <text:p>0,02</text:p>
          </table:table-cell>
          <table:table-cell table:formula="of:=[.D14]+([.C15]^2)" office:value-type="float" office:value="0.078401">
            <text:p>0,078401</text:p>
          </table:table-cell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0.02">
            <text:p>0,02</text:p>
          </table:table-cell>
          <table:table-cell table:formula="of:=[.D15]+([.C16]^2)" office:value-type="float" office:value="0.078801">
            <text:p>0,078801</text:p>
          </table:table-cell>
        </table:table-row>
        <table:table-row table:style-name="ro1">
          <table:table-cell/>
          <table:table-cell office:value-type="string">
            <text:p>q</text:p>
          </table:table-cell>
          <table:table-cell office:value-type="float" office:value="0.015">
            <text:p>0,015</text:p>
          </table:table-cell>
          <table:table-cell table:formula="of:=[.D16]+([.C17]^2)" office:value-type="float" office:value="0.079026">
            <text:p>0,079026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.015">
            <text:p>0,015</text:p>
          </table:table-cell>
          <table:table-cell table:formula="of:=[.D17]+([.C18]^2)" office:value-type="float" office:value="0.079251">
            <text:p>0,07925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float" office:value="0.015">
            <text:p>0,015</text:p>
          </table:table-cell>
          <table:table-cell table:formula="of:=[.D18]+([.C19]^2)" office:value-type="float" office:value="0.079476">
            <text:p>0,079476</text:p>
          </table:table-cell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0.013">
            <text:p>0,013</text:p>
          </table:table-cell>
          <table:table-cell table:formula="of:=[.D19]+([.C20]^2)" office:value-type="float" office:value="0.079645">
            <text:p>0,079645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0.013">
            <text:p>0,013</text:p>
          </table:table-cell>
          <table:table-cell table:formula="of:=[.D20]+([.C21]^2)" office:value-type="float" office:value="0.079814">
            <text:p>0,079814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0.01">
            <text:p>0,01</text:p>
          </table:table-cell>
          <table:table-cell table:formula="of:=[.D21]+([.C22]^2)" office:value-type="float" office:value="0.079914">
            <text:p>0,079914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office:value-type="float" office:value="0.01">
            <text:p>0,01</text:p>
          </table:table-cell>
          <table:table-cell table:formula="of:=[.D22]+([.C23]^2)" office:value-type="float" office:value="0.080014">
            <text:p>0,080014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office:value-type="float" office:value="0.001">
            <text:p>0,001</text:p>
          </table:table-cell>
          <table:table-cell table:formula="of:=[.D23]+([.C24]^2)" office:value-type="float" office:value="0.080015">
            <text:p>0,080015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0.001">
            <text:p>0,001</text:p>
          </table:table-cell>
          <table:table-cell table:formula="of:=[.D24]+([.C25]^2)" office:value-type="float" office:value="0.080016">
            <text:p>0,080016</text:p>
          </table:table-cell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table:formula="of:=[.D25]+([.C26]^2)" office:value-type="float" office:value="0.080016">
            <text:p>0,080016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-02-2011</text:date>, <text:time>22:27: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an Polderman</meta:initial-creator>
    <meta:creation-date>2011-02-03T22:15:12</meta:creation-date>
    <dc:date>2011-02-03T22:27:24</dc:date>
    <dc:creator>Sebastiaan Polderman</dc:creator>
    <meta:editing-duration>PT00H12M15S</meta:editing-duration>
    <meta:editing-cycles>1</meta:editing-cycles>
    <meta:document-statistic meta:table-count="3" meta:cell-count="80" meta:object-count="0"/>
    <meta:generator>OpenOffice.org/3.2$Linux OpenOffice.org_project/320m19$Build-9505</meta:generator>
  </office:meta>
</office:document-meta>
</file>